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_20_1" style:master-page-name="Standard"/>
    <style:style style:name="P2" style:family="paragraph" style:parent-style-name="Standard">
      <style:paragraph-properties fo:margin-left="0cm" fo:margin-right="0cm" fo:text-indent="1.27cm" style:auto-text-indent="false"/>
    </style:style>
    <style:style style:name="P3" style:family="paragraph" style:parent-style-name="Standard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more detailed definition of the tasks</text:p>
      <text:p text:style-name="Standard"/>
      <text:p text:style-name="Heading_20_2">Planning</text:p>
      <text:p text:style-name="P2">5% of the time</text:p>
      <text:p text:style-name="Standard"/>
      <text:p text:style-name="P3">model interfaces (in-module)</text:p>
      <text:p text:style-name="P2">model only Project, Module, Attribute, Function, FunctionClause</text:p>
      <text:p text:style-name="P3">model implementation</text:p>
      <text:p text:style-name="P2">implementation of the above, without caching, working copies, etc</text:p>
      <text:p text:style-name="P3">scanner</text:p>
      <text:p text:style-name="Standard"><text:tab/>not much left to do</text:p>
      <text:p text:style-name="P3">parser</text:p>
      <text:p text:style-name="Standard"><text:tab/>use the "new" scanner and return extended info about the code</text:p>
      <text:p text:style-name="P3">link parser to model</text:p>
      <text:p text:style-name="Standard"><text:tab/>create the Java model from what the abstract syntax</text:p>
      <text:p text:style-name="Standard"/>
      <text:p text:style-name="Standard">*bracket matching</text:p>
      <text:p text:style-name="Standard"><text:tab/>highlight the matching bracket</text:p>
      <text:p text:style-name="Standard">*syntax highlighting</text:p>
      <text:p text:style-name="Standard"><text:tab/>basically done, nothing to do if scanner doesn’t change</text:p>
      <text:p text:style-name="Standard">basic templates</text:p>
      <text:p text:style-name="Standard"><text:tab/>basically done, some rough edges to remove</text:p>
      <text:p text:style-name="Standard">*auto indentation</text:p>
      <text:p text:style-name="Standard"><text:tab/>same functionality as in Emacs (i.e. don’t break rows or reformat)</text:p>
      <text:p text:style-name="Standard">*Go to definition</text:p>
      <text:p text:style-name="Standard"><text:tab/>Jump to the definition of the function under the cursor<text:tab/></text:p>
      <text:p text:style-name="Standard">*module outline view</text:p>
      <text:p text:style-name="Standard"><text:tab/>show a tree with a module’s structure; selecting an element jumps to it in the editor</text:p>
      <text:p text:style-name="Standard">*code completion (simple=functions only, not modules)</text:p>
      <text:p text:style-name="P2">A list of suggestions is displayed as one types</text:p>
      <text:p text:style-name="Standard">extended compilation errors</text:p>
      <text:p text:style-name="Standard"><text:tab/>warn if any external calls doesn’t point to an existing function</text:p>
      <text:p text:style-name="Standard">configuring node (code path)</text:p>
      <text:p text:style-name="Standard"><text:tab/>each project defines a code path and an include path that must be configurable</text:p>
      <text:p text:style-name="Standard">*basic console (history)</text:p>
      <text:p text:style-name="Standard"><text:tab/>Up and Down arrows for navigation in the history; </text:p>
      <text:p text:style-name="Standard">basic console (edit command line)</text:p>
      <text:p text:style-name="P2">if time allows</text:p>
      <text:p text:style-name="Standard">basic builder</text:p>
      <text:p text:style-name="Standard"><text:tab/>fix remaining issues</text:p>
      <text:p text:style-name="Standard">*cmake builder</text:p>
      <text:p text:style-name="Standard"><text:tab/>full builds should be configurable to call a make script</text:p>
      <text:p text:style-name="Standard">live-expressions </text:p>
      <text:p text:style-name="P2">enable/disable, save/load</text:p>
      <text:p text:style-name="Standard">error corrections, misc small things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fo:font-style="italic" style:font-style-asian="italic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A more detailed definition of the tasks</dc:title>
    <meta:initial-creator>qvladum</meta:initial-creator>
    <meta:creation-date>2005-09-30T08:38:00</meta:creation-date>
    <dc:creator>qvladum</dc:creator>
    <dc:date>2005-09-30T09:13:00</dc:date>
    <dc:language>en-US</dc:language>
    <meta:editing-cycles>6</meta:editing-cycles>
    <meta:editing-duration>PT19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3" meta:word-count="232" meta:character-count="1455"/>
  </office:meta>
</office:document-meta>
</file>